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Verdana, Lucida, Helvetica, Arial, sans-serif"/>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02cm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02cm solid #000000"/>
    </style:style>
    <style:style style:name="Tabela3" style:family="table">
      <style:table-properties style:width="17cm" table:align="margins"/>
    </style:style>
    <style:style style:name="Tabela3.A" style:family="table-column">
      <style:table-column-properties style:column-width="11.342cm" style:rel-column-width="43721*"/>
    </style:style>
    <style:style style:name="Tabela3.B" style:family="table-column">
      <style:table-column-properties style:column-width="5.659cm" style:rel-column-width="21814*"/>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4" style:family="table">
      <style:table-properties style:width="17cm" table:align="margins"/>
    </style:style>
    <style:style style:name="Tabela4.A" style:family="table-column">
      <style:table-column-properties style:column-width="5.667cm" style:rel-column-width="21845*"/>
    </style:style>
    <style:style style:name="Tabela4.B" style:family="table-column">
      <style:table-column-properties style:column-width="11.333cm" style:rel-column-width="43690*"/>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83caff" fo:padding="0.097cm" fo:border="0.018cm solid #000000">
        <style:background-image/>
      </style:table-cell-properties>
    </style:style>
    <style:style style:name="Tabela5.A2" style:family="table-cell">
      <style:table-cell-properties fo:background-color="transparent" fo:padding="0.097cm" fo:border-left="0.018cm solid #000000" fo:border-right="0.018cm solid #000000" fo:border-top="none" fo:border-bottom="0.018cm solid #000000">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ff3300" fo:padding="0.097cm" fo:border="0.018cm solid #000000">
        <style:background-image/>
      </style:table-cell-properties>
    </style:style>
    <style:style style:name="Tabela6.A2" style:family="table-cell">
      <style:table-cell-properties fo:background-color="transparent" fo:padding="0.097cm" fo:border-left="0.018cm solid #000000" fo:border-right="0.018cm solid #000000" fo:border-top="none" fo:border-bottom="0.018cm solid #000000">
        <style:background-image/>
      </style:table-cell-properties>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background-color="#83caff" fo:padding="0.097cm" fo:border="0.018cm solid #000000">
        <style:background-image/>
      </style:table-cell-properties>
    </style:style>
    <style:style style:name="Tabela7.A2" style:family="table-cell">
      <style:table-cell-properties fo:background-color="transparent" fo:padding="0.097cm" fo:border-left="0.018cm solid #000000" fo:border-right="0.018cm solid #000000" fo:border-top="none" fo:border-bottom="0.018cm solid #000000">
        <style:background-image/>
      </style:table-cell-properties>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background-color="#83caff" fo:padding="0.097cm" fo:border="0.018cm solid #000000">
        <style:background-image/>
      </style:table-cell-properties>
    </style:style>
    <style:style style:name="Tabela8.A2" style:family="table-cell">
      <style:table-cell-properties fo:background-color="transparent" fo:padding="0.097cm" fo:border-left="0.018cm solid #000000" fo:border-right="0.018cm solid #000000" fo:border-top="none" fo:border-bottom="0.018cm solid #000000">
        <style:background-image/>
      </style:table-cell-properties>
    </style:style>
    <style:style style:name="P1" style:family="paragraph" style:parent-style-name="Standard">
      <style:paragraph-properties fo:margin-top="0.199cm" fo:margin-bottom="0.199cm" fo:text-align="center" style:justify-single-word="false"/>
      <style:text-properties style:font-name="Arial" fo:font-size="12pt" fo:font-weight="bold" style:font-size-asian="12pt" style:font-weight-asian="bold" style:font-name-complex="Arial" style:font-size-complex="12pt"/>
    </style:style>
    <style:style style:name="P2" style:family="paragraph" style:parent-style-name="Standard">
      <style:paragraph-properties fo:margin-top="0.199cm" fo:margin-bottom="0.199cm" fo:text-align="center" style:justify-single-word="false"/>
      <style:text-properties style:font-name="Arial" fo:font-size="16pt" style:font-size-asian="16pt" style:font-name-complex="Arial" style:font-size-complex="16pt"/>
    </style:style>
    <style:style style:name="P3" style:family="paragraph" style:parent-style-name="Table_20_Contents">
      <style:paragraph-properties fo:margin-top="0.101cm" fo:margin-bottom="0.101cm"/>
    </style:style>
    <style:style style:name="P4" style:family="paragraph" style:parent-style-name="Table_20_Contents">
      <style:paragraph-properties fo:margin-top="0.101cm" fo:margin-bottom="0.101cm" fo:text-align="start" style:justify-single-word="false"/>
    </style:style>
    <style:style style:name="P5" style:family="paragraph" style:parent-style-name="Table_20_Contents">
      <style:paragraph-properties fo:margin-top="0.101cm" fo:margin-bottom="0.101cm"/>
      <style:text-properties fo:font-size="10pt" style:font-size-asian="10pt" style:font-size-complex="10pt"/>
    </style:style>
    <style:style style:name="P6" style:family="paragraph" style:parent-style-name="Table_20_Contents">
      <style:paragraph-properties fo:margin-top="0.101cm" fo:margin-bottom="0.101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left="0.7cm" fo:margin-right="0cm" fo:margin-top="0cm" fo:margin-bottom="0cm" fo:text-align="start" style:justify-single-word="false" fo:text-indent="0cm" style:auto-text-indent="false" style:text-autospace="none"/>
    </style:style>
    <style:style style:name="P8" style:family="paragraph" style:parent-style-name="Standard">
      <style:paragraph-properties fo:break-before="pag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weight="normal" style:font-weight-asian="normal" style:font-weight-complex="normal"/>
    </style:style>
    <style:style style:name="P11" style:family="paragraph" style:parent-style-name="Table_20_Contents">
      <style:text-properties fo:color="#ff3333" fo:font-weight="bold" style:font-weight-asian="bold" style:font-weight-complex="bold"/>
    </style:style>
    <style:style style:name="P12" style:family="paragraph" style:parent-style-name="Table_20_Contents">
      <style:paragraph-properties fo:margin-left="0cm" fo:margin-right="0cm" fo:text-indent="0cm" style:auto-text-indent="false"/>
    </style:style>
    <style:style style:name="P13" style:family="paragraph" style:parent-style-name="Text_20_body" style:list-style-name="L1">
      <style:paragraph-properties fo:margin-left="0cm" fo:margin-right="0cm" fo:margin-top="0cm" fo:margin-bottom="0cm" style:line-height-at-least="0.476cm" fo:text-align="start" style:justify-single-word="false" fo:text-indent="0cm" style:auto-text-indent="false" fo:padding="0cm" fo:border="none"/>
    </style:style>
    <style:style style:name="P14" style:family="paragraph" style:parent-style-name="Text_20_body">
      <style:paragraph-properties fo:margin-left="0cm" fo:margin-right="0cm" fo:margin-top="0cm" fo:margin-bottom="0cm" fo:text-indent="0cm" style:auto-text-indent="false" fo:padding="0cm" fo:border="none"/>
      <style:text-properties fo:font-variant="normal" fo:text-transform="none" fo:color="#000000" style:font-name="Lucida Grande" fo:font-size="9pt" fo:letter-spacing="normal" fo:font-style="normal" fo:font-weight="normal"/>
    </style:style>
    <style:style style:name="P15" style:family="paragraph" style:parent-style-name="Text_20_body" style:list-style-name="L3">
      <style:paragraph-properties fo:margin-left="0cm" fo:margin-right="0cm" fo:margin-top="0cm" fo:margin-bottom="0cm" fo:text-indent="0cm" style:auto-text-indent="false" fo:padding="0cm" fo:border="none"/>
      <style:text-properties fo:font-variant="normal" fo:text-transform="none" fo:color="#000000" style:font-name="Lucida Grande" fo:font-size="9pt" fo:letter-spacing="normal" fo:font-style="normal" fo:font-weight="normal"/>
    </style:style>
    <style:style style:name="P16" style:family="paragraph" style:parent-style-name="Text_20_body" style:list-style-name="L4">
      <style:paragraph-properties fo:margin-left="0cm" fo:margin-right="0cm" fo:margin-top="0cm" fo:margin-bottom="0cm" fo:text-indent="0cm" style:auto-text-indent="false" fo:padding="0cm" fo:border="none"/>
      <style:text-properties fo:font-variant="normal" fo:text-transform="none" fo:color="#000000" style:font-name="Lucida Grande" fo:font-size="9pt" fo:letter-spacing="normal" fo:font-style="normal" fo:font-weight="normal"/>
    </style:style>
    <style:style style:name="P17" style:family="paragraph" style:parent-style-name="Text_20_body" style:list-style-name="L2">
      <style:paragraph-properties fo:margin-left="0cm" fo:margin-right="0cm" fo:margin-top="0cm" fo:margin-bottom="0cm" fo:text-indent="0cm" style:auto-text-indent="false" fo:padding="0cm" fo:border="none"/>
    </style:style>
    <style:style style:name="P18" style:family="paragraph" style:parent-style-name="Text_20_body" style:list-style-name="L3">
      <style:paragraph-properties fo:margin-top="0cm" fo:margin-bottom="0cm" fo:padding="0cm" fo:border="none"/>
      <style:text-properties fo:font-variant="normal" fo:text-transform="none" fo:color="#000000" style:font-name="Lucida Grande" fo:font-size="9pt" fo:letter-spacing="normal" fo:font-style="normal" fo:font-weight="normal"/>
    </style:style>
    <style:style style:name="P19" style:family="paragraph" style:parent-style-name="Text_20_body" style:list-style-name="L4">
      <style:paragraph-properties fo:margin-top="0cm" fo:margin-bottom="0cm" fo:padding="0cm" fo:border="none"/>
      <style:text-properties fo:font-variant="normal" fo:text-transform="none" fo:color="#000000" style:font-name="Lucida Grande" fo:font-size="9pt" fo:letter-spacing="normal" fo:font-style="normal" fo:font-weight="normal"/>
    </style:style>
    <style:style style:name="P20" style:family="paragraph" style:parent-style-name="Text_20_body" style:list-style-name="L3">
      <style:paragraph-properties fo:margin-top="0cm" fo:margin-bottom="0cm" fo:padding="0cm" fo:border="none"/>
    </style:style>
    <style:style style:name="P21" style:family="paragraph" style:parent-style-name="Text_20_body" style:list-style-name="L4">
      <style:paragraph-properties fo:margin-top="0cm" fo:margin-bottom="0cm" fo:padding="0cm" fo:border="none"/>
    </style:style>
    <style:style style:name="T1" style:family="text">
      <style:text-properties fo:font-weight="bold" style:font-weight-asian="bold" style:font-weight-complex="bold"/>
    </style:style>
    <style:style style:name="T2" style:family="text">
      <style:text-properties fo:font-variant="normal" fo:text-transform="none" fo:color="#000000" style:font-name="Lucida Grande" fo:font-size="9pt" fo:letter-spacing="normal" fo:font-style="normal" fo:font-weight="normal"/>
    </style:style>
    <style:style style:name="T3" style:family="text">
      <style:text-properties fo:font-variant="normal" fo:text-transform="none" fo:color="#222222" style:font-name="arial" fo:font-size="9.75pt" fo:letter-spacing="normal"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row>
          <table:table-cell table:style-name="Tabela1.A1" office:value-type="string">
            <text:p text:style-name="P1">Politechnika Świętokrzyska w Kielcach</text:p>
            <text:p text:style-name="P1">Wydział Elektrotechniki, Automatyki i Informatyki</text:p>
          </table:table-cell>
        </table:table-row>
      </table:table>
      <table:table table:name="Tabela2" table:style-name="Tabela2">
        <table:table-column table:style-name="Tabela2.A"/>
        <table:table-row>
          <table:table-cell table:style-name="Tabela2.A1" office:value-type="string">
            <text:p text:style-name="P2">Laboratorium Programowanie Współbieżne</text:p>
          </table:table-cell>
        </table:table-row>
      </table:table>
      <table:table table:name="Tabela3" table:style-name="Tabela3">
        <table:table-column table:style-name="Tabela3.A"/>
        <table:table-column table:style-name="Tabela3.B"/>
        <table:table-row>
          <table:table-cell table:style-name="Tabela3.A1" office:value-type="string">
            <text:p text:style-name="P4">Temat:</text:p>
            <text:p text:style-name="P4"/>
            <text:p text:style-name="P6">Wątki i mutexy</text:p>
            <text:p text:style-name="P6"/>
          </table:table-cell>
          <table:table-cell table:style-name="Tabela3.B1" office:value-type="string">
            <text:p text:style-name="P3">Autor: <text:span text:style-name="T1">Mateusz Szcześniak</text:span> Grupa: <text:span text:style-name="T1">3ID12A</text:span></text:p>
          </table:table-cell>
        </table:table-row>
      </table:table>
      <table:table table:name="Tabela4" table:style-name="Tabela4">
        <table:table-column table:style-name="Tabela4.A"/>
        <table:table-column table:style-name="Tabela4.B"/>
        <table:table-row>
          <table:table-cell table:style-name="Tabela4.A1" office:value-type="string">
            <text:p text:style-name="P5">Numer laboratorium: <text:span text:style-name="T1">8</text:span></text:p>
          </table:table-cell>
          <table:table-cell table:style-name="Tabela4.B1" office:value-type="string">
            <text:p text:style-name="P5">Data wykonania: <text:span text:style-name="T1">02.12.2014</text:span></text:p>
          </table:table-cell>
        </table:table-row>
      </table:table>
      <text:p text:style-name="Standard"/>
      <text:p text:style-name="Standard"/>
      <text:p text:style-name="Standard"/>
      <text:p text:style-name="P8"/>
      <text:p text:style-name="Standard"/>
      <table:table table:name="Tabela5" table:style-name="Tabela5">
        <table:table-column table:style-name="Tabela5.A"/>
        <table:table-row>
          <table:table-cell table:style-name="Tabela5.A1" office:value-type="string">
            <text:list xml:id="list9219334333153251492" text:style-name="L2">
              <text:list-header>
                <text:p text:style-name="P17"><text:span text:style-name="T2">Napisać (lub przerobić jeden z poprzednich) program w którym proces macierzysty tworzy 100 lub więcej procesów, które nic nie wykonują i się kończą. Proces macierzysty czeka na zakończenie wszystkich swoich procesów, poczym zwraca zmierzony czas całej operacji (np. za pomocą clock_gettime (patrz. man -s3 clock_gettime)). Napisać analogiczny program bazujący na wątkach. Porównać wyniki. Czy wątki są szybsze?</text:span></text:p>
              </text:list-header>
            </text:list>
          </table:table-cell>
        </table:table-row>
        <table:table-row>
          <table:table-cell table:style-name="Tabela5.A2" office:value-type="string">
            <text:p text:style-name="P9">Na procesach</text:p>
            <text:p text:style-name="Table_20_Contents"/>
            <text:p text:style-name="Table_20_Contents">#include &lt;stdio.h&gt;</text:p>
            <text:p text:style-name="Table_20_Contents">#include &lt;stdlib.h&gt;</text:p>
            <text:p text:style-name="Table_20_Contents">#include &lt;sys/types.h&gt;</text:p>
            <text:p text:style-name="Table_20_Contents">#include &lt;unistd.h&gt;</text:p>
            <text:p text:style-name="Table_20_Contents">#include &lt;sys/wait.h&gt;</text:p>
            <text:p text:style-name="Table_20_Contents">#include &lt;time.h&gt;</text:p>
            <text:p text:style-name="Table_20_Contents"/>
            <text:p text:style-name="Table_20_Contents"/>
            <text:p text:style-name="Table_20_Contents">int main()</text:p>
            <text:p text:style-name="Table_20_Contents">{</text:p>
            <text:p text:style-name="Table_20_Contents"><text:tab/>int childpid;</text:p>
            <text:p text:style-name="Table_20_Contents"><text:tab/>int i;</text:p>
            <text:p text:style-name="Table_20_Contents"><text:tab/>struct timespec before,after;</text:p>
            <text:p text:style-name="Table_20_Contents"><text:tab/>clock_gettime(CLOCK_MONOTONIC, &amp;before);</text:p>
            <text:p text:style-name="Table_20_Contents"/>
            <text:p text:style-name="Table_20_Contents"/>
            <text:p text:style-name="Table_20_Contents"><text:tab/>for (i=0;i&lt;100;i++){</text:p>
            <text:p text:style-name="Table_20_Contents"><text:tab/><text:tab/>if ((childpid = fork()) == -1)</text:p>
            <text:p text:style-name="Table_20_Contents"><text:tab/><text:tab/>{</text:p>
            <text:p text:style-name="Table_20_Contents"><text:tab/><text:tab/><text:tab/>perror("nie moge forknac");</text:p>
            <text:p text:style-name="Table_20_Contents"><text:tab/><text:tab/><text:tab/>exit(2);</text:p>
            <text:p text:style-name="Table_20_Contents"><text:tab/><text:tab/>}</text:p>
            <text:p text:style-name="Table_20_Contents"><text:tab/><text:tab/>else</text:p>
            <text:p text:style-name="Table_20_Contents"><text:tab/><text:tab/><text:tab/>if (childpid ==0 )</text:p>
            <text:p text:style-name="Table_20_Contents"><text:tab/><text:tab/><text:tab/>{</text:p>
            <text:p text:style-name="Table_20_Contents"/>
            <text:p text:style-name="Table_20_Contents"><text:tab/><text:tab/><text:tab/><text:tab/>exit(0);</text:p>
            <text:p text:style-name="Table_20_Contents"><text:tab/><text:tab/><text:tab/>}</text:p>
            <text:p text:style-name="Table_20_Contents"/>
            <text:p text:style-name="Table_20_Contents"><text:tab/>}</text:p>
            <text:p text:style-name="Table_20_Contents"><text:tab/>int j=0;</text:p>
            <text:p text:style-name="Table_20_Contents"><text:tab/>for (j=0;j&lt;100;j++){</text:p>
            <text:p text:style-name="Table_20_Contents"><text:tab/><text:tab/>wait(NULL);</text:p>
            <text:p text:style-name="Table_20_Contents"><text:tab/>}</text:p>
            <text:p text:style-name="Table_20_Contents"><text:tab/>clock_gettime(CLOCK_MONOTONIC, &amp;after);</text:p>
            <text:p text:style-name="Table_20_Contents"><text:tab/>long int czas=after.tv_nsec-before.tv_nsec;</text:p>
            <text:p text:style-name="Table_20_Contents"><text:tab/>printf("Zajelo mi to: %ld nanosekund \n",czas);</text:p>
            <text:p text:style-name="Table_20_Contents"/>
            <text:p text:style-name="Table_20_Contents"/>
            <text:p text:style-name="Table_20_Contents"><text:tab/>return 0; <text:s text:c="3"/></text:p>
            <text:p text:style-name="Table_20_Contents">}</text:p>
            <text:p text:style-name="Table_20_Contents"/>
          </table:table-cell>
        </table:table-row>
        <table:table-row>
          <table:table-cell table:style-name="Tabela5.A2" office:value-type="string">
            <text:p text:style-name="P9">Na wątkach</text:p>
            <text:p text:style-name="P10"><text:soft-page-break/>#include &lt;stdio.h&gt;</text:p>
            <text:p text:style-name="P10">#include &lt;stdlib.h&gt;</text:p>
            <text:p text:style-name="P10">#include &lt;sys/types.h&gt;</text:p>
            <text:p text:style-name="P10">#include &lt;unistd.h&gt;</text:p>
            <text:p text:style-name="P10">#include &lt;sys/wait.h&gt;</text:p>
            <text:p text:style-name="P10">#include &lt;time.h&gt;</text:p>
            <text:p text:style-name="P10">void *funkcja(void *arg){</text:p>
            <text:p text:style-name="P10"/>
            <text:p text:style-name="P10">}</text:p>
            <text:p text:style-name="P10"/>
            <text:p text:style-name="P10">int main()</text:p>
            <text:p text:style-name="P10">{</text:p>
            <text:p text:style-name="P10"><text:tab/>int i;</text:p>
            <text:p text:style-name="P10"><text:tab/>struct timespec before,after;</text:p>
            <text:p text:style-name="P10"><text:tab/>clock_gettime(CLOCK_MONOTONIC, &amp;before);</text:p>
            <text:p text:style-name="P10"><text:tab/>pthread_t tab_tid[100];</text:p>
            <text:p text:style-name="P10"/>
            <text:p text:style-name="P10"><text:tab/>for (i=0;i&lt;100;i++){</text:p>
            <text:p text:style-name="P10"/>
            <text:p text:style-name="P10"><text:tab/><text:tab/>if(pthread_create(&amp;tab_tid[i],NULL,funkcja,NULL)&gt;0){</text:p>
            <text:p text:style-name="P10"><text:tab/><text:tab/><text:tab/>printf("Blad tworzenia watku \n");</text:p>
            <text:p text:style-name="P10"><text:tab/><text:tab/>}</text:p>
            <text:p text:style-name="P10"/>
            <text:p text:style-name="P10"><text:tab/>}</text:p>
            <text:p text:style-name="P10"><text:tab/>int j;</text:p>
            <text:p text:style-name="P10"><text:tab/>for(j=0;j&lt;100;j++){</text:p>
            <text:p text:style-name="P10"><text:tab/><text:tab/>pthread_join(tab_tid[j],NULL);</text:p>
            <text:p text:style-name="P10"><text:tab/>}<text:tab/></text:p>
            <text:p text:style-name="P10"/>
            <text:p text:style-name="P10"><text:tab/>clock_gettime(CLOCK_MONOTONIC, &amp;after);</text:p>
            <text:p text:style-name="P10"><text:tab/>long int czas=after.tv_nsec-before.tv_nsec;</text:p>
            <text:p text:style-name="P10"><text:tab/>printf("Zajelo mi to: %ld nanosekund: \n",czas);<text:tab/> <text:s text:c="4"/></text:p>
            <text:p text:style-name="P10"/>
            <text:p text:style-name="P10"/>
            <text:p text:style-name="P10"><text:tab/>return 0; <text:s text:c="3"/></text:p>
            <text:p text:style-name="P10">}</text:p>
            <text:p text:style-name="P10"/>
            <text:p text:style-name="P10"/>
          </table:table-cell>
        </table:table-row>
        <table:table-row>
          <table:table-cell table:style-name="Tabela5.A2" office:value-type="string">
            <text:p text:style-name="P9"><text:span text:style-name="T3">70107@st14-lab312:~/lab8$ ./zad1a</text:span><text:line-break/><text:span text:style-name="T3">Zajelo mi to: 10471456 nanosekund </text:span><text:line-break/><text:line-break/><text:span text:style-name="T3">70107@st14-lab312:~/lab8$ ./zad1a</text:span><text:line-break/><text:span text:style-name="T3">Zajelo mi to: 10471456 nanosekund </text:span></text:p>
          </table:table-cell>
        </table:table-row>
        <table:table-row>
          <table:table-cell table:style-name="Tabela5.A2" office:value-type="string">
            <text:p text:style-name="P11">Z wyników widać ze wątki są szybsze od procesów</text:p>
          </table:table-cell>
        </table:table-row>
      </table:table>
      <text:p text:style-name="Standard"/>
      <text:p text:style-name="Standard"/>
      <table:table table:name="Tabela7" table:style-name="Tabela7">
        <table:table-column table:style-name="Tabela7.A"/>
        <table:table-row>
          <table:table-cell table:style-name="Tabela7.A1" office:value-type="string">
            <text:p text:style-name="P14">Napisać program w którym:</text:p>
            <text:list xml:id="list7522252072508999714" text:style-name="L3">
              <text:list-item>
                <text:list>
                  <text:list-item>
                    <text:p text:style-name="P15">Stworzymy sobie 5 wątków w odstępach 1 sekundowych. Każdy wątek powinien mieć 10s „sleepa”.</text:p>
                  </text:list-item>
                  <text:list-item>
                    <text:p text:style-name="P18">Za pomocą jednej struktury ze zmiennymi typu char* oraz int przekazać (przez parametr) tworzącym się wątkom ich unikalne nazwy i numery np.: „wątek1”;0, „wątek2”;1, „wątek3”;3  itd. Zmiana tych danych ma następować po „sleepach” w procesie macierzystym. Wątki przed swoim zakończeniem powinny wypisać dane przekazane im przez parametr, wykorzystać dane specyficzne wątku. Porównać działanie z danymi specyficznymi wątku i bez.</text:p>
                  </text:list-item>
                  <text:list-item>
                    <text:p text:style-name="P18"><text:soft-page-break/>Pierwszy uruchomiony wątek powinien stworzyć klucz danych specyficznych wątku (wykorzystać pthread_once), natomiast, każdy z wątków, ustawić daną specyficzną wątku dla jego nazwy, zobaczyć jak działa.</text:p>
                  </text:list-item>
                  <text:list-item>
                    <text:p text:style-name="P18">W procesie macierzystym zrezygnować z 1s. „sleepów” tak by wątki startowały wszystkie bez czekania. Czy coś się zmieniło?</text:p>
                  </text:list-item>
                  <text:list-item>
                    <text:p text:style-name="P20"><text:span text:style-name="T2">Wykorzystać mutexy do zsynchronizowania zakładania danych specyficznych wątku przed ich zmianą przez proces macierzysty.</text:span></text:p>
                  </text:list-item>
                </text:list>
              </text:list-item>
            </text:list>
          </table:table-cell>
        </table:table-row>
        <table:table-row>
          <table:table-cell table:style-name="Tabela7.A2" office:value-type="string">
            <text:p text:style-name="Table_20_Contents">#include &lt;stdio.h&gt;</text:p>
            <text:p text:style-name="Table_20_Contents">#include &lt;stdlib.h&gt;</text:p>
            <text:p text:style-name="Table_20_Contents">#include &lt;sys/types.h&gt;</text:p>
            <text:p text:style-name="Table_20_Contents">#include &lt;unistd.h&gt;</text:p>
            <text:p text:style-name="Table_20_Contents">#include &lt;sys/wait.h&gt;</text:p>
            <text:p text:style-name="Table_20_Contents">#include &lt;time.h&gt;</text:p>
            <text:p text:style-name="Table_20_Contents">#include &lt;pthread.h&gt;</text:p>
            <text:p text:style-name="Table_20_Contents">#include &lt;string.h&gt;</text:p>
            <text:p text:style-name="Table_20_Contents"/>
            <text:p text:style-name="Table_20_Contents">pthread_mutex_t mutex = PTHREAD_MUTEX_INITIALIZER;</text:p>
            <text:p text:style-name="Table_20_Contents"/>
            <text:p text:style-name="Table_20_Contents">struct argument{</text:p>
            <text:p text:style-name="Table_20_Contents"><text:tab/>char *nazwa;</text:p>
            <text:p text:style-name="Table_20_Contents"><text:tab/>int numer;</text:p>
            <text:p text:style-name="Table_20_Contents">};</text:p>
            <text:p text:style-name="Table_20_Contents"/>
            <text:p text:style-name="Table_20_Contents">pthread_key_t klucz;</text:p>
            <text:p text:style-name="Table_20_Contents">pthread_once_t control = PTHREAD_ONCE_INIT;</text:p>
            <text:p text:style-name="Table_20_Contents">void tworzenie_klucza(){</text:p>
            <text:p text:style-name="Table_20_Contents"><text:tab/>printf("Tworze klucz\n");</text:p>
            <text:p text:style-name="Table_20_Contents"><text:tab/>pthread_key_create(&amp;klucz,free);</text:p>
            <text:p text:style-name="Table_20_Contents">}</text:p>
            <text:p text:style-name="Table_20_Contents"/>
            <text:p text:style-name="Table_20_Contents">void usuwanie_klucza(){</text:p>
            <text:p text:style-name="Table_20_Contents"><text:tab/>printf("Usuwam klucz\n");</text:p>
            <text:p text:style-name="Table_20_Contents"><text:tab/>pthread_key_delete(klucz);</text:p>
            <text:p text:style-name="Table_20_Contents">}</text:p>
            <text:p text:style-name="Table_20_Contents"/>
            <text:p text:style-name="Table_20_Contents"/>
            <text:p text:style-name="Table_20_Contents">void *funkcja_watku(void *arg){</text:p>
            <text:p text:style-name="Table_20_Contents"><text:tab/>pthread_once(&amp;control,tworzenie_klucza);</text:p>
            <text:p text:style-name="Table_20_Contents"/>
            <text:p text:style-name="Table_20_Contents"><text:tab/>struct argument *argument=arg;</text:p>
            <text:p text:style-name="Table_20_Contents"><text:tab/>pthread_setspecific(klucz,argument-&gt;nazwa);</text:p>
            <text:p text:style-name="Table_20_Contents"><text:tab/>pthread_mutex_unlock(&amp;mutex);</text:p>
            <text:p text:style-name="Table_20_Contents"><text:tab/>sleep(10);<text:tab/></text:p>
            <text:p text:style-name="Table_20_Contents"><text:tab/>printf("Czesc jestem %s;%d\n",(char*)pthread_getspecific(klucz),argument-&gt;numer);</text:p>
            <text:p text:style-name="Table_20_Contents">}</text:p>
            <text:p text:style-name="Table_20_Contents"/>
            <text:p text:style-name="Table_20_Contents"/>
            <text:p text:style-name="Table_20_Contents"/>
            <text:p text:style-name="Table_20_Contents">int main()</text:p>
            <text:p text:style-name="Table_20_Contents">{</text:p>
            <text:p text:style-name="Table_20_Contents"><text:tab/>int i,j;</text:p>
            <text:p text:style-name="Table_20_Contents"/>
            <text:p text:style-name="Table_20_Contents"><text:tab/>pthread_t tab_tid[5];</text:p>
            <text:p text:style-name="Table_20_Contents"><text:soft-page-break/></text:p>
            <text:p text:style-name="Table_20_Contents"><text:tab/>for (i=0;i&lt;5;i++){</text:p>
            <text:p text:style-name="Table_20_Contents"><text:tab/><text:tab/>sleep(1);</text:p>
            <text:p text:style-name="Table_20_Contents"><text:tab/><text:tab/>pthread_mutex_lock(&amp;mutex);</text:p>
            <text:p text:style-name="Table_20_Contents"><text:tab/><text:tab/>struct argument arg;</text:p>
            <text:p text:style-name="Table_20_Contents"><text:tab/><text:tab/>arg.numer=i+1;</text:p>
            <text:p text:style-name="Table_20_Contents"><text:tab/><text:tab/>char nz[10];</text:p>
            <text:p text:style-name="Table_20_Contents"><text:tab/><text:tab/>sprintf(nz,"watek nr %d",i+1);</text:p>
            <text:p text:style-name="Table_20_Contents"><text:tab/><text:tab/>arg.nazwa=malloc(sizeof(nz));</text:p>
            <text:p text:style-name="Table_20_Contents"><text:tab/><text:tab/>strcpy(arg.nazwa,nz);</text:p>
            <text:p text:style-name="Table_20_Contents"/>
            <text:p text:style-name="Table_20_Contents"><text:tab/><text:tab/>if(pthread_create(&amp;tab_tid[i],NULL,funkcja_watku,&amp;arg)&gt;0){</text:p>
            <text:p text:style-name="Table_20_Contents"><text:tab/><text:tab/><text:tab/>printf("Blad tworzenia watku \n");</text:p>
            <text:p text:style-name="Table_20_Contents"><text:tab/><text:tab/>} <text:s text:c="6"/></text:p>
            <text:p text:style-name="Table_20_Contents"><text:tab/>}</text:p>
            <text:p text:style-name="Table_20_Contents"><text:tab/>for (j=0;j&lt;5;j++){</text:p>
            <text:p text:style-name="Table_20_Contents"><text:tab/><text:tab/>if(pthread_join(tab_tid[j],NULL)&gt;0)</text:p>
            <text:p text:style-name="Table_20_Contents"><text:tab/><text:tab/><text:tab/>printf("Blad oczekiwania na zakonczenie watku\n");</text:p>
            <text:p text:style-name="Table_20_Contents"><text:tab/>}</text:p>
            <text:p text:style-name="Table_20_Contents"><text:tab/>usuwanie_klucza();</text:p>
            <text:p text:style-name="Table_20_Contents"><text:tab/>pthread_mutex_destroy(&amp;mutex);</text:p>
            <text:p text:style-name="Table_20_Contents"/>
            <text:p text:style-name="Table_20_Contents"><text:tab/>return 0; <text:s text:c="3"/></text:p>
            <text:p text:style-name="Table_20_Contents">}</text:p>
          </table:table-cell>
        </table:table-row>
        <table:table-row>
          <table:table-cell table:style-name="Tabela7.A2" office:value-type="string">
            <text:p text:style-name="P12"><text:span text:style-name="T3">70107@st14-lab312:~/lab8$ ./zad2</text:span><text:line-break/><text:span text:style-name="T3">Tworze klucz</text:span><text:line-break/><text:span text:style-name="T3">Czesc jestem watek nr 1;5</text:span><text:line-break/><text:span text:style-name="T3">Czesc jestem watek nr 2;5</text:span><text:line-break/><text:span text:style-name="T3">Czesc jestem watek nr 3;5</text:span><text:line-break/><text:span text:style-name="T3">Czesc jestem watek nr 4;5</text:span><text:line-break/><text:span text:style-name="T3">Czesc jestem watek nr 5;5</text:span><text:line-break/><text:span text:style-name="T3">Usuwam klucz</text:span> </text:p>
          </table:table-cell>
        </table:table-row>
      </table:table>
      <text:p text:style-name="Standard"/>
      <text:p text:style-name="Standard"/>
      <table:table table:name="Tabela8" table:style-name="Tabela8">
        <table:table-column table:style-name="Tabela8.A"/>
        <table:table-row>
          <table:table-cell table:style-name="Tabela8.A1" office:value-type="string">
            <text:list xml:id="list5392560657676612087" text:style-name="L4">
              <text:list-header>
                <text:p text:style-name="P16">Napisać program tworzący dwa wątki.</text:p>
                <text:list>
                  <text:list-item>
                    <text:p text:style-name="P16">W pierwszym wątku po 2s wywołać pthread_cancel z tidem wątku drugiego ponowić próbę po kolejnych 2s.</text:p>
                  </text:list-item>
                  <text:list-item>
                    <text:p text:style-name="P19">W drugim wątku na samym początku za pomocą pthread_set_cancelstate zabezpieczyć się przed jego usunięciem, poczym po 3s pozwolić na usunięcie.</text:p>
                  </text:list-item>
                  <text:list-item>
                    <text:p text:style-name="P19">Do obu wątków dodać procedurę porządkowania wyświetlającą jakiś komunikat.</text:p>
                  </text:list-item>
                  <text:list-item>
                    <text:p text:style-name="P21"><text:span text:style-name="T2">Przetestować funkcję usuwającą procedurę porządkującą z parametrem 1 i 0.</text:span></text:p>
                  </text:list-item>
                </text:list>
              </text:list-header>
            </text:list>
          </table:table-cell>
        </table:table-row>
        <table:table-row>
          <table:table-cell table:style-name="Tabela8.A2" office:value-type="string">
            <text:p text:style-name="Table_20_Contents">#include &lt;stdio.h&gt;</text:p>
            <text:p text:style-name="Table_20_Contents">#include &lt;stdlib.h&gt;</text:p>
            <text:p text:style-name="Table_20_Contents">#include &lt;sys/types.h&gt;</text:p>
            <text:p text:style-name="Table_20_Contents">#include &lt;unistd.h&gt;</text:p>
            <text:p text:style-name="Table_20_Contents">#include &lt;sys/wait.h&gt;</text:p>
            <text:p text:style-name="Table_20_Contents">#include &lt;time.h&gt;</text:p>
            <text:p text:style-name="Table_20_Contents">#include &lt;pthread.h&gt;</text:p>
            <text:p text:style-name="Table_20_Contents">#include &lt;string.h&gt;</text:p>
            <text:p text:style-name="Table_20_Contents"/>
            <text:p text:style-name="Table_20_Contents">void czyszczenie(void *arg){</text:p>
            <text:p text:style-name="Table_20_Contents"/>
            <text:p text:style-name="Table_20_Contents"><text:tab/>int *n=(int *)arg;</text:p>
            <text:p text:style-name="Table_20_Contents"><text:soft-page-break/><text:tab/>printf("Czyszcze numer %d\n",*n);</text:p>
            <text:p text:style-name="Table_20_Contents"/>
            <text:p text:style-name="Table_20_Contents">}</text:p>
            <text:p text:style-name="Table_20_Contents"/>
            <text:p text:style-name="Table_20_Contents"/>
            <text:p text:style-name="Table_20_Contents">void *funkcja_watku1(void *arg){</text:p>
            <text:p text:style-name="Table_20_Contents"><text:tab/>printf("Startuje watek 1\n");</text:p>
            <text:p text:style-name="Table_20_Contents"><text:tab/>pthread_t tid=*(pthread_t *) arg;</text:p>
            <text:p text:style-name="Table_20_Contents"><text:tab/>int parametr=0;</text:p>
            <text:p text:style-name="Table_20_Contents"><text:tab/>pthread_cleanup_push(czyszczenie,&amp;parametr);</text:p>
            <text:p text:style-name="Table_20_Contents"><text:tab/>sleep(2);</text:p>
            <text:p text:style-name="Table_20_Contents"><text:tab/>printf("Watek 1 po pierwszym sleep\n");</text:p>
            <text:p text:style-name="Table_20_Contents"><text:tab/>pthread_cancel(tid);</text:p>
            <text:p text:style-name="Table_20_Contents"><text:tab/>sleep(2);</text:p>
            <text:p text:style-name="Table_20_Contents"><text:tab/>printf("Watek 1 po drugim sleep\n");</text:p>
            <text:p text:style-name="Table_20_Contents"><text:tab/>pthread_cancel(tid);</text:p>
            <text:p text:style-name="Table_20_Contents"><text:tab/>pthread_cleanup_pop(0);</text:p>
            <text:p text:style-name="Table_20_Contents"/>
            <text:p text:style-name="Table_20_Contents"/>
            <text:p text:style-name="Table_20_Contents">}</text:p>
            <text:p text:style-name="Table_20_Contents"/>
            <text:p text:style-name="Table_20_Contents">void *funkcja_watku2(void *arg){</text:p>
            <text:p text:style-name="Table_20_Contents"><text:tab/>printf("Startuje watek 2\n");</text:p>
            <text:p text:style-name="Table_20_Contents"><text:tab/>int old;</text:p>
            <text:p text:style-name="Table_20_Contents"><text:tab/>int parametr=1;</text:p>
            <text:p text:style-name="Table_20_Contents"><text:tab/>pthread_cleanup_push(czyszczenie,&amp;parametr);</text:p>
            <text:p text:style-name="Table_20_Contents"><text:tab/>pthread_setcancelstate(PTHREAD_CANCEL_DISABLE, &amp;old);</text:p>
            <text:p text:style-name="Table_20_Contents"><text:tab/>sleep(3);</text:p>
            <text:p text:style-name="Table_20_Contents"><text:tab/>printf("Watek 2 po pierwszym sleep\n");</text:p>
            <text:p text:style-name="Table_20_Contents"><text:tab/>pthread_setcancelstate(PTHREAD_CANCEL_ENABLE, &amp;old);</text:p>
            <text:p text:style-name="Table_20_Contents"><text:tab/>sleep(2);</text:p>
            <text:p text:style-name="Table_20_Contents"><text:tab/>printf("Watek 2 po drugim sleep\n");</text:p>
            <text:p text:style-name="Table_20_Contents"><text:tab/>pthread_cleanup_pop(1);</text:p>
            <text:p text:style-name="Table_20_Contents">}</text:p>
            <text:p text:style-name="Table_20_Contents"/>
            <text:p text:style-name="Table_20_Contents"/>
            <text:p text:style-name="Table_20_Contents">int main()</text:p>
            <text:p text:style-name="Table_20_Contents">{</text:p>
            <text:p text:style-name="Table_20_Contents"><text:tab/>int i,j;</text:p>
            <text:p text:style-name="Table_20_Contents"/>
            <text:p text:style-name="Table_20_Contents"><text:tab/>pthread_t tid1,tid2;</text:p>
            <text:p text:style-name="Table_20_Contents"/>
            <text:p text:style-name="Table_20_Contents"/>
            <text:p text:style-name="Table_20_Contents"><text:tab/>if(pthread_create(&amp;tid2,NULL,funkcja_watku2,NULL)&gt;0){</text:p>
            <text:p text:style-name="Table_20_Contents"><text:tab/><text:tab/>printf("Blad tworzenia watku \n");</text:p>
            <text:p text:style-name="Table_20_Contents"><text:tab/>}</text:p>
            <text:p text:style-name="Table_20_Contents"><text:tab/>if(pthread_create(&amp;tid1,NULL,funkcja_watku1,&amp;tid2)&gt;0){</text:p>
            <text:p text:style-name="Table_20_Contents"><text:tab/><text:tab/>printf("Blad tworzenia watku \n");</text:p>
            <text:p text:style-name="Table_20_Contents"><text:tab/>} </text:p>
            <text:p text:style-name="Table_20_Contents"/>
            <text:p text:style-name="Table_20_Contents"/>
            <text:p text:style-name="Table_20_Contents"/>
            <text:p text:style-name="Table_20_Contents"><text:soft-page-break/><text:tab/>if(pthread_join(tid1,NULL)&gt;0)</text:p>
            <text:p text:style-name="Table_20_Contents"><text:tab/><text:tab/>printf("Blad oczekiwania na zakonczenie watku\n");</text:p>
            <text:p text:style-name="Table_20_Contents"><text:tab/>if(pthread_join(tid2,NULL)&gt;0)</text:p>
            <text:p text:style-name="Table_20_Contents"><text:tab/><text:tab/>printf("Blad oczekiwania na zakonczenie watku\n");</text:p>
            <text:p text:style-name="Table_20_Contents"/>
            <text:p text:style-name="Table_20_Contents"/>
            <text:p text:style-name="Table_20_Contents"/>
            <text:p text:style-name="Table_20_Contents"><text:tab/>return 0; <text:s text:c="3"/></text:p>
            <text:p text:style-name="Table_20_Contents">}</text:p>
          </table:table-cell>
        </table:table-row>
        <table:table-row>
          <table:table-cell table:style-name="Tabela8.A2" office:value-type="string">
            <text:p text:style-name="P12"><text:span text:style-name="T3">70107@st14-lab312:~/lab8$ ./zad3</text:span><text:line-break/><text:span text:style-name="T3">Startuje watek 2</text:span><text:line-break/><text:span text:style-name="T3">Startuje watek 1</text:span><text:line-break/><text:span text:style-name="T3">Watek 1 po pierwszym sleep</text:span><text:line-break/><text:span text:style-name="T3">Watek 2 po pierwszym sleep</text:span><text:line-break/><text:span text:style-name="T3">Czyszcze numer 1</text:span><text:line-break/><text:span text:style-name="T3">Watek 1 po drugim sleep</text:span> </text:p>
          </table:table-cell>
        </table:table-row>
      </table:table>
      <text:p text:style-name="Standard"/>
      <text:p text:style-name="Standard"/>
      <text:p text:style-name="Standard"/>
      <table:table table:name="Tabela6" table:style-name="Tabela6">
        <table:table-column table:style-name="Tabela6.A"/>
        <table:table-row>
          <table:table-cell table:style-name="Tabela6.A1" office:value-type="string">
            <text:list xml:id="list6020256105960743389" text:style-name="L1">
              <text:list-item>
                <text:p text:style-name="P13"><text:span text:style-name="Emphasis"><text:span text:style-name="T2">Wnioski</text:span></text:span></text:p>
              </text:list-item>
            </text:list>
          </table:table-cell>
        </table:table-row>
        <table:table-row>
          <table:table-cell table:style-name="Tabela6.A2" office:value-type="string">
            <text:p text:style-name="P7">Na laboratorium nr 8 nauczyłem się posługiwać wątkami i mutexami. Porównywanie wątków i procesów pokazało, że wątki są tworzone szybciej ponieważ niektóre informację nie są kopiowane. Mutexy służą jako środek synchronizacji pracy. Każdy wątek może mieć swoje specyficzne dane oraz może mieć zdefiniowaną procedurę sprzątającą. Laboratorium nie sprawiło mi większych problemów. </text:p>
            <text:p text:style-name="P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Verdana, Lucida, Helvetica, Arial, sans-serif"/>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3T10:24:18.34</meta:creation-date>
    <dc:date>2014-12-02T17:28:16.67</dc:date>
    <meta:editing-duration>PT1H5M26S</meta:editing-duration>
    <meta:editing-cycles>5</meta:editing-cycles>
    <meta:generator>OpenOffice/4.0.1$Win32 OpenOffice.org_project/401m5$Build-9714</meta:generator>
    <meta:document-statistic meta:table-count="8" meta:image-count="0" meta:object-count="0" meta:page-count="7" meta:paragraph-count="199" meta:word-count="770" meta:character-count="6745"/>
  </office:meta>
</office:document-meta>
</file>